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193in"/>
    </style:style>
    <style:style style:name="P2" style:family="paragraph" style:parent-style-name="Standard" style:master-page-name="">
      <style:paragraph-properties fo:line-height="0.0193in" style:page-number="auto" fo:break-before="page"/>
      <style:text-properties officeooo:paragraph-rsid="003ae7f6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urrier">
        <text:p text:style-name="P2"><text:span text:style-name="T1"><office:annotation loext:resolved="false"><dc:creator>sge</dc:creator><dc:date>2017-01-31T14:05:31</dc:date><text:p text:style-name="P3"><text:span text:style-name="T2">do section- for mailed_data in mailing_list</text:span></text:p><text:p text:style-name="P3"><text:span text:style-name="T2">with new_c=</text:span><text:span text:style-name="T3">view.mailed_context(mailed_data)</text:span></text:p></office:annotation></text:span><office:annotation loext:resolved="false"><dc:creator>sge</dc:creator><dc:date>2017-01-31T15:03:23</dc:date><text:p text:style-name="P3"><text:span text:style-name="T2">do text</text:span></text:p><text:p text:style-name="P3"><text:span text:style-name="T2">from pod(content=view.get_file_binary(mailed_doc),context=new_c,format='odt',pageBreakAfter=</text:span><text:span text:style-name="T3">(not loop.mailed_data.last and view.page_break_type)</text:span><text:span text:style-name="T2">)</text:span></text:p></office:annotation></text:p>
      </text:section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48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5-02-11T11:33:47.674928921</dc:date>
    <meta:editing-duration>PT5H2S</meta:editing-duration>
    <meta:editing-cycles>41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